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111111" style:font-name="Arial" fo:font-size="12.75pt" fo:letter-spacing="normal" fo:font-style="normal" fo:font-weight="bold" officeooo:rsid="000783f9" officeooo:paragraph-rsid="00078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1.when i opened my webapp from apace2 as server being, I wasn’t able to load .css and.js files while when I ran my own server I could the result as desired. Why?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9:40:34.371467800</meta:creation-date>
    <meta:editing-duration>PT2M13S</meta:editing-duration>
    <meta:editing-cycles>3</meta:editing-cycles>
    <meta:generator>LibreOffice/5.1.6.2$Linux_X86_64 LibreOffice_project/10m0$Build-2</meta:generator>
    <dc:date>2017-10-11T19:42:38.891342490</dc:date>
    <meta:document-statistic meta:table-count="0" meta:image-count="0" meta:object-count="0" meta:page-count="1" meta:paragraph-count="1" meta:word-count="32" meta:character-count="161" meta:non-whitespace-character-count="130"/>
  </office:meta>
</office:document-meta>
</file>